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SS_5f_COUTLINE" style:display-name="SS_COUTLINE" style:family="table">
      <style:table-properties style:width="6.925in" table:align="margins"/>
    </style:style>
    <style:style style:name="SS_5f_COUTLINE.A" style:display-name="SS_COUTLINE.A" style:family="table-column">
      <style:table-column-properties style:column-width="0.8097in" style:rel-column-width="1166*"/>
    </style:style>
    <style:style style:name="SS_5f_COUTLINE.B" style:display-name="SS_COUTLINE.B" style:family="table-column">
      <style:table-column-properties style:column-width="1.6986in" style:rel-column-width="2446*"/>
    </style:style>
    <style:style style:name="SS_5f_COUTLINE.C" style:display-name="SS_COUTLINE.C" style:family="table-column">
      <style:table-column-properties style:column-width="2.8556in" style:rel-column-width="4112*"/>
    </style:style>
    <style:style style:name="SS_5f_COUTLINE.D" style:display-name="SS_COUTLINE.D" style:family="table-column">
      <style:table-column-properties style:column-width="0.8104in" style:rel-column-width="1167*"/>
    </style:style>
    <style:style style:name="SS_5f_COUTLINE.E" style:display-name="SS_COUTLINE.E" style:family="table-column">
      <style:table-column-properties style:column-width="0.7507in" style:rel-column-width="1081*"/>
    </style:style>
    <style:style style:name="SS_5f_COUTLINE.A1" style:display-name="SS_COUTLINE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SS_5f_COUTLINE.E1" style:display-name="SS_COUTLINE.E1" style:family="table-cell">
      <style:table-cell-properties fo:padding="0.0382in" fo:border="0.0007in solid #000000"/>
    </style:style>
    <style:style style:name="SS_5f_COUTLINE.A2" style:display-name="SS_COUTLINE.A2" style:family="table-cell">
      <style:table-cell-properties fo:padding="0.0382in" fo:border-left="0.0007in solid #000000" fo:border-right="none" fo:border-top="none" fo:border-bottom="0.0007in solid #000000"/>
    </style:style>
    <style:style style:name="SS_5f_COUTLINE.B2" style:display-name="SS_COUTLINE.B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SS_5f_COUTLINE.E2" style:display-name="SS_COUTLINE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SS_5f_COUTLINE.D15" style:display-name="SS_COUTLINE.D15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 style:list-style-name="L6">
      <style:paragraph-properties fo:text-align="start" style:justify-single-word="false"/>
    </style:style>
    <style:style style:name="P10" style:family="paragraph" style:parent-style-name="Table_20_Contents" style:list-style-name="L7">
      <style:paragraph-properties fo:text-align="start" style:justify-single-word="false"/>
    </style:style>
    <style:style style:name="P11" style:family="paragraph" style:parent-style-name="Table_20_Contents" style:list-style-name="L8">
      <style:paragraph-properties fo:text-align="start" style:justify-single-word="false"/>
    </style:style>
    <style:style style:name="P12" style:family="paragraph" style:parent-style-name="Table_20_Contents" style:list-style-name="L9">
      <style:paragraph-properties fo:text-align="start" style:justify-single-word="false"/>
    </style:style>
    <style:style style:name="P13" style:family="paragraph" style:parent-style-name="Table_20_Contents" style:list-style-name="L10">
      <style:paragraph-properties fo:text-align="start" style:justify-single-word="false"/>
    </style:style>
    <style:style style:name="P14" style:family="paragraph" style:parent-style-name="Table_20_Contents" style:list-style-name="L11">
      <style:paragraph-properties fo:text-align="start" style:justify-single-word="false"/>
    </style:style>
    <style:style style:name="P15" style:family="paragraph" style:parent-style-name="Table_20_Contents" style:list-style-name="L12">
      <style:paragraph-properties fo:text-align="start" style:justify-single-word="false"/>
    </style:style>
    <style:style style:name="P16" style:family="paragraph" style:parent-style-name="Table_20_Contents" style:list-style-name="L13">
      <style:paragraph-properties fo:text-align="start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Standard">
      <style:text-properties fo:font-weight="normal" style:font-weight-asian="normal" style:font-weight-complex="normal"/>
    </style:style>
    <style:style style:name="P19" style:family="paragraph" style:parent-style-name="Standard" style:list-style-name="L1"/>
    <style:style style:name="P20" style:family="paragraph" style:parent-style-name="Standard" style:list-style-name="L2"/>
    <style:style style:name="P21" style:family="paragraph" style:parent-style-name="Standard" style:list-style-name="L3"/>
    <style:style style:name="P22" style:family="paragraph" style:parent-style-name="Standard" style:list-style-name="L4"/>
    <style:style style:name="P23" style:family="paragraph" style:parent-style-name="Standard" style:list-style-name="L5"/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ourse Title: Advanced Topics in Programming</text:p>
      <text:p text:style-name="Standard"/>
      <text:p text:style-name="Standard"/>
      <text:p text:style-name="P4">Subtitle: </text:p>
      <text:p text:style-name="P6"/>
      <text:p text:style-name="Standard"><text:span text:style-name="T2">Course Code:</text:span> Y2S2340</text:p>
      <text:p text:style-name="Standard"/>
      <text:p text:style-name="Standard"><text:span text:style-name="T2">Department:</text:span> Software Engineering</text:p>
      <text:p text:style-name="Standard"/>
      <text:p text:style-name="Standard"><text:span text:style-name="T2">Prerequisite:</text:span> Object-oriented programming (OOP)</text:p>
      <text:p text:style-name="Standard"/>
      <text:p text:style-name="Standard"><text:span text:style-name="T2">Number of Credits:</text:span> 6CP (45min=1CP)</text:p>
      <text:p text:style-name="Standard"/>
      <text:p text:style-name="Standard"><text:span text:style-name="T2">Type of Course:</text:span> Advance</text:p>
      <text:p text:style-name="Standard"/>
      <text:p text:style-name="Standard"><text:span text:style-name="T2">Faculty: </text:span>Computer Science</text:p>
      <text:p text:style-name="Standard"/>
      <text:p text:style-name="Standard"><text:span text:style-name="T2">Term/Time/Room:</text:span> Semester-4/ ----/ ------</text:p>
      <text:p text:style-name="Standard"/>
      <text:p text:style-name="Standard"><text:span text:style-name="T2">Lecturer:</text:span> Assigned by Department</text:p>
      <text:p text:style-name="Standard"/>
      <text:p text:style-name="P4">Course Description: </text:p>
      <text:p text:style-name="P6">This course covers advanced topics in programming such as exception handling, multithreading, socket programming, applets, and database-connectivity, etc. </text:p>
      <text:p text:style-name="Standard"><text:s/></text:p>
      <text:p text:style-name="P4">Objectives:</text:p>
      <text:p text:style-name="Standard">After the completion of this course student will:</text:p>
      <text:list xml:id="list2243723861523151575" text:style-name="L1">
        <text:list-item>
          <text:p text:style-name="P19">To handle run-time errors and act accordingly</text:p>
        </text:list-item>
        <text:list-item>
          <text:p text:style-name="P19">Understood the benefits and usage of multithreading programming </text:p>
        </text:list-item>
        <text:list-item>
          <text:p text:style-name="P19">Able to write simple network applications using socket programming </text:p>
        </text:list-item>
        <text:list-item>
          <text:p text:style-name="P19">Use applets to write applications that run on browsers</text:p>
        </text:list-item>
        <text:list-item>
          <text:p text:style-name="P19">Able to persists user data in database using java-database-connectivity (JDBC) and other connectivity tools.</text:p>
        </text:list-item>
      </text:list>
      <text:p text:style-name="Standard"/>
      <text:p text:style-name="P4">Main Topics:</text:p>
      <text:list xml:id="list2847871349059617909" text:style-name="L2">
        <text:list-item>
          <text:p text:style-name="P20">Introduction to Java programming </text:p>
        </text:list-item>
        <text:list-item>
          <text:p text:style-name="P20">Exception Handling</text:p>
        </text:list-item>
        <text:list-item>
          <text:p text:style-name="P20">Multithreading</text:p>
        </text:list-item>
        <text:list-item>
          <text:p text:style-name="P20">Socket-Programming</text:p>
        </text:list-item>
        <text:list-item>
          <text:p text:style-name="P20">Applets</text:p>
        </text:list-item>
        <text:list-item>
          <text:p text:style-name="P20">Event Handling</text:p>
        </text:list-item>
        <text:list-item>
          <text:p text:style-name="P20">Java Database connectivity</text:p>
        </text:list-item>
      </text:list>
      <text:p text:style-name="Standard"/>
      <text:p text:style-name="P4">Teaching Methods/Strategies:</text:p>
      <text:list xml:id="list6765272018938452756" text:style-name="L3">
        <text:list-item>
          <text:p text:style-name="P21">Presentation Lectures</text:p>
        </text:list-item>
        <text:list-item>
          <text:p text:style-name="P21">Group Work, Assignments, and Presentations of students</text:p>
        </text:list-item>
        <text:list-item>
          <text:p text:style-name="P21">Lab work</text:p>
        </text:list-item>
        <text:list-item>
          <text:p text:style-name="P21"><text:soft-page-break/>Using Online Resources</text:p>
        </text:list-item>
        <text:list-item>
          <text:p text:style-name="P21">Required software tools(Integrated Development Environments tools (IDEs'), Software Development Kits (SDKs'), Browsers, Database Management Systems)</text:p>
          <text:p text:style-name="P21"/>
        </text:list-item>
      </text:list>
      <text:p text:style-name="P4"/>
      <text:p text:style-name="P4">Assessment/Examination and Grading: </text:p>
      <text:p text:style-name="Standard">Students will be graded based on following criteria.</text:p>
      <text:list xml:id="list5464651892840887640" text:style-name="L4">
        <text:list-item>
          <text:p text:style-name="P22">Group projects : 30%</text:p>
        </text:list-item>
        <text:list-item>
          <text:p text:style-name="P22">Mid-Term Exam : 20%</text:p>
        </text:list-item>
        <text:list-item>
          <text:p text:style-name="P22">Final-Term Exam : 50%</text:p>
        </text:list-item>
      </text:list>
      <text:p text:style-name="Standard"/>
      <text:p text:style-name="P4">Literature/References:</text:p>
      <text:list xml:id="list8088420642030920995" text:style-name="L5">
        <text:list-item>
          <text:p text:style-name="P23"/>
        </text:list-item>
      </text:list>
      <text:p text:style-name="Standard"/>
      <text:p text:style-name="P5">COURSE OUTLINE </text:p>
      <table:table table:name="SS_COUTLINE" table:style-name="SS_5f_COUTLINE">
        <table:table-column table:style-name="SS_5f_COUTLINE.A"/>
        <table:table-column table:style-name="SS_5f_COUTLINE.B"/>
        <table:table-column table:style-name="SS_5f_COUTLINE.C"/>
        <table:table-column table:style-name="SS_5f_COUTLINE.D"/>
        <table:table-column table:style-name="SS_5f_COUTLINE.E"/>
        <table:table-header-rows>
          <table:table-row>
            <table:table-cell table:style-name="SS_5f_COUTLINE.A1" office:value-type="string">
              <text:p text:style-name="Table_20_Heading">Week</text:p>
            </table:table-cell>
            <table:table-cell table:style-name="SS_5f_COUTLINE.A1" office:value-type="string">
              <text:p text:style-name="Table_20_Heading">Lecture</text:p>
            </table:table-cell>
            <table:table-cell table:style-name="SS_5f_COUTLINE.A1" office:value-type="string">
              <text:p text:style-name="Table_20_Heading">Details of Course Activities</text:p>
            </table:table-cell>
            <table:table-cell table:style-name="SS_5f_COUTLINE.A1" office:value-type="string">
              <text:p text:style-name="Table_20_Heading">Theory</text:p>
            </table:table-cell>
            <table:table-cell table:style-name="SS_5f_COUTLINE.E1" office:value-type="string">
              <text:p text:style-name="Table_20_Heading">Practical </text:p>
            </table:table-cell>
          </table:table-row>
        </table:table-header-rows>
        <table:table-row>
          <table:table-cell table:style-name="SS_5f_COUTLINE.A2" office:value-type="string">
            <text:p text:style-name="P1">1<text:span text:style-name="T1">st</text:span></text:p>
          </table:table-cell>
          <table:table-cell table:style-name="SS_5f_COUTLINE.B2" office:value-type="string">
            <text:p text:style-name="P1">Introduction to Java Programming </text:p>
          </table:table-cell>
          <table:table-cell table:style-name="SS_5f_COUTLINE.A2" office:value-type="string">
            <text:list xml:id="list3124993810144864668" text:style-name="L6">
              <text:list-item>
                <text:p text:style-name="P9">Overview of Java </text:p>
              </text:list-item>
              <text:list-item>
                <text:p text:style-name="P9">Data Types, Variables and Arrays</text:p>
              </text:list-item>
              <text:list-item>
                <text:p text:style-name="P9">Operators</text:p>
              </text:list-item>
              <text:list-item>
                <text:p text:style-name="P9">Control Statements</text:p>
              </text:list-item>
            </text:list>
            <text:p text:style-name="P2"/>
          </table:table-cell>
          <table:table-cell table:style-name="SS_5f_COUTLINE.A2" office:value-type="string">
            <text:p text:style-name="P1">2</text:p>
          </table:table-cell>
          <table:table-cell table:style-name="SS_5f_COUTLINE.E2" office:value-type="string">
            <text:p text:style-name="P1">1</text:p>
          </table:table-cell>
        </table:table-row>
        <table:table-row>
          <table:table-cell table:style-name="SS_5f_COUTLINE.A2" office:value-type="string">
            <text:p text:style-name="P1">2<text:span text:style-name="T1">nd</text:span></text:p>
          </table:table-cell>
          <table:table-cell table:style-name="SS_5f_COUTLINE.B2" office:value-type="string">
            <text:p text:style-name="P1">Packaging and Compartmentalization</text:p>
          </table:table-cell>
          <table:table-cell table:style-name="SS_5f_COUTLINE.A2" office:value-type="string">
            <text:list xml:id="list6750604581234991973" text:style-name="L7">
              <text:list-item>
                <text:p text:style-name="P10">Packages and Namespaces</text:p>
                <text:list>
                  <text:list-item>
                    <text:p text:style-name="P10">Defining packages</text:p>
                  </text:list-item>
                  <text:list-item>
                    <text:p text:style-name="P10">Finding packages and CLASSPATH</text:p>
                  </text:list-item>
                  <text:list-item>
                    <text:p text:style-name="P10">Access Protection</text:p>
                    <text:p text:style-name="P10"/>
                  </text:list-item>
                </text:list>
              </text:list-item>
            </text:list>
          </table:table-cell>
          <table:table-cell table:style-name="SS_5f_COUTLINE.A2" office:value-type="string">
            <text:p text:style-name="P1">2</text:p>
          </table:table-cell>
          <table:table-cell table:style-name="SS_5f_COUTLINE.E2" office:value-type="string">
            <text:p text:style-name="P1">1</text:p>
          </table:table-cell>
        </table:table-row>
        <table:table-row>
          <table:table-cell table:style-name="SS_5f_COUTLINE.A2" office:value-type="string">
            <text:p text:style-name="P1">3<text:span text:style-name="T1">rd</text:span> <text:s/></text:p>
          </table:table-cell>
          <table:table-cell table:style-name="SS_5f_COUTLINE.B2" office:value-type="string">
            <text:p text:style-name="P1">Interfaces</text:p>
          </table:table-cell>
          <table:table-cell table:style-name="SS_5f_COUTLINE.A2" office:value-type="string">
            <text:p text:style-name="P2"/>
            <text:list xml:id="list986405207" text:continue-numbering="true" text:style-name="L7">
              <text:list-item>
                <text:list>
                  <text:list-item>
                    <text:p text:style-name="P10">Defining interfaces</text:p>
                  </text:list-item>
                  <text:list-item>
                    <text:p text:style-name="P10">Implementing interfaces</text:p>
                  </text:list-item>
                  <text:list-item>
                    <text:p text:style-name="P10">Applying interfaces</text:p>
                    <text:p text:style-name="P10"/>
                  </text:list-item>
                </text:list>
              </text:list-item>
            </text:list>
          </table:table-cell>
          <table:table-cell table:style-name="SS_5f_COUTLINE.A2" office:value-type="string">
            <text:p text:style-name="P1">2</text:p>
          </table:table-cell>
          <table:table-cell table:style-name="SS_5f_COUTLINE.E2" office:value-type="string">
            <text:p text:style-name="P1">1</text:p>
          </table:table-cell>
        </table:table-row>
        <table:table-row>
          <table:table-cell table:style-name="SS_5f_COUTLINE.A2" office:value-type="string">
            <text:p text:style-name="P1">4<text:span text:style-name="T1">th</text:span> </text:p>
          </table:table-cell>
          <table:table-cell table:style-name="SS_5f_COUTLINE.B2" office:value-type="string">
            <text:p text:style-name="P1">Generic Collection</text:p>
          </table:table-cell>
          <table:table-cell table:style-name="SS_5f_COUTLINE.A2" office:value-type="string">
            <text:list xml:id="list1375269406" text:continue-numbering="true" text:style-name="L7">
              <text:list-item>
                <text:p text:style-name="P10">Introduction and overview</text:p>
              </text:list-item>
              <text:list-item>
                <text:p text:style-name="P10">Lists</text:p>
              </text:list-item>
              <text:list-item>
                <text:p text:style-name="P10">Stack</text:p>
              </text:list-item>
              <text:list-item>
                <text:p text:style-name="P10">Sets</text:p>
              </text:list-item>
              <text:list-item>
                <text:p text:style-name="P10">Map</text:p>
              </text:list-item>
            </text:list>
          </table:table-cell>
          <table:table-cell table:style-name="SS_5f_COUTLINE.A2" office:value-type="string">
            <text:p text:style-name="P1"/>
          </table:table-cell>
          <table:table-cell table:style-name="SS_5f_COUTLINE.E2" office:value-type="string">
            <text:p text:style-name="P1"/>
          </table:table-cell>
        </table:table-row>
        <table:table-row>
          <table:table-cell table:style-name="SS_5f_COUTLINE.A2" office:value-type="string">
            <text:p text:style-name="P1">5<text:span text:style-name="T1">th</text:span> </text:p>
          </table:table-cell>
          <table:table-cell table:style-name="SS_5f_COUTLINE.B2" office:value-type="string">
            <text:p text:style-name="P1">Exception Handling</text:p>
          </table:table-cell>
          <table:table-cell table:style-name="SS_5f_COUTLINE.A2" office:value-type="string">
            <text:list xml:id="list1085156365723383146" text:style-name="L8">
              <text:list-item>
                <text:p text:style-name="P11">Fundamentals of Exception HandlingTypes of Exceptions</text:p>
              </text:list-item>
              <text:list-item>
                <text:p text:style-name="P11">Using Try and Catch</text:p>
              </text:list-item>
              <text:list-item>
                <text:p text:style-name="P11">Throw, Throws and Finally</text:p>
              </text:list-item>
              <text:list-item>
                <text:p text:style-name="P11">Exceptions Chaining</text:p>
              </text:list-item>
            </text:list>
          </table:table-cell>
          <table:table-cell table:style-name="SS_5f_COUTLINE.A2" office:value-type="string">
            <text:p text:style-name="P1">2</text:p>
          </table:table-cell>
          <table:table-cell table:style-name="SS_5f_COUTLINE.E2" office:value-type="string">
            <text:p text:style-name="P1">1</text:p>
          </table:table-cell>
        </table:table-row>
        <table:table-row>
          <table:table-cell table:style-name="SS_5f_COUTLINE.A2" office:value-type="string">
            <text:p text:style-name="P1">6<text:span text:style-name="T1">th</text:span></text:p>
          </table:table-cell>
          <table:table-cell table:style-name="SS_5f_COUTLINE.B2" office:value-type="string">
            <text:p text:style-name="P1">Multithreading</text:p>
          </table:table-cell>
          <table:table-cell table:style-name="SS_5f_COUTLINE.A2" office:value-type="string">
            <text:list xml:id="list6157244200075013034" text:style-name="L9">
              <text:list-item>
                <text:p text:style-name="P12">Overview of multithreading</text:p>
              </text:list-item>
              <text:list-item>
                <text:p text:style-name="P12">Thread Model</text:p>
              </text:list-item>
              <text:list-item>
                <text:p text:style-name="P12"><text:soft-page-break/>Thread priorities</text:p>
              </text:list-item>
              <text:list-item>
                <text:p text:style-name="P12">Thread Synchronization </text:p>
                <text:p text:style-name="P12"/>
              </text:list-item>
            </text:list>
          </table:table-cell>
          <table:table-cell table:style-name="SS_5f_COUTLINE.A2" office:value-type="string">
            <text:p text:style-name="P1">2</text:p>
          </table:table-cell>
          <table:table-cell table:style-name="SS_5f_COUTLINE.E2" office:value-type="string">
            <text:p text:style-name="P1">1</text:p>
          </table:table-cell>
        </table:table-row>
        <table:table-row>
          <table:table-cell table:style-name="SS_5f_COUTLINE.A2" office:value-type="string">
            <text:p text:style-name="P1">7<text:span text:style-name="T1">th</text:span> </text:p>
          </table:table-cell>
          <table:table-cell table:style-name="SS_5f_COUTLINE.B2" office:value-type="string">
            <text:p text:style-name="P1">||</text:p>
          </table:table-cell>
          <table:table-cell table:style-name="SS_5f_COUTLINE.A2" office:value-type="string">
            <text:p text:style-name="P2">Threads in Action</text:p>
            <text:list xml:id="list75640531" text:continue-numbering="true" text:style-name="L9">
              <text:list-item>
                <text:p text:style-name="P12">Creating Thread</text:p>
              </text:list-item>
              <text:list-item>
                <text:p text:style-name="P12">Creating Multiple Threads</text:p>
              </text:list-item>
              <text:list-item>
                <text:p text:style-name="P12">Inter-thread Communication</text:p>
              </text:list-item>
              <text:list-item>
                <text:p text:style-name="P12">Managing Threads (Suspending, Resuming, Stoping)</text:p>
                <text:p text:style-name="P12"/>
              </text:list-item>
            </text:list>
          </table:table-cell>
          <table:table-cell table:style-name="SS_5f_COUTLINE.A2" office:value-type="string">
            <text:p text:style-name="P1">2</text:p>
          </table:table-cell>
          <table:table-cell table:style-name="SS_5f_COUTLINE.E2" office:value-type="string">
            <text:p text:style-name="P1">1</text:p>
          </table:table-cell>
        </table:table-row>
        <table:table-row>
          <table:table-cell table:style-name="SS_5f_COUTLINE.A2" office:value-type="string">
            <text:p text:style-name="P1">8<text:span text:style-name="T1">th</text:span> </text:p>
          </table:table-cell>
          <table:table-cell table:style-name="SS_5f_COUTLINE.B2" office:value-type="string">
            <text:p text:style-name="P1">Network Programming </text:p>
          </table:table-cell>
          <table:table-cell table:style-name="SS_5f_COUTLINE.A2" office:value-type="string">
            <text:list xml:id="list3447852750927060228" text:style-name="L10">
              <text:list-item>
                <text:p text:style-name="P13">Socket overview</text:p>
              </text:list-item>
              <text:list-item>
                <text:p text:style-name="P13">Client/Server</text:p>
              </text:list-item>
              <text:list-item>
                <text:p text:style-name="P13">Reserved Sockets</text:p>
              </text:list-item>
            </text:list>
            <text:p text:style-name="P2"/>
          </table:table-cell>
          <table:table-cell table:style-name="SS_5f_COUTLINE.A2" office:value-type="string">
            <text:p text:style-name="P1">3</text:p>
          </table:table-cell>
          <table:table-cell table:style-name="SS_5f_COUTLINE.E2" office:value-type="string">
            <text:p text:style-name="P1">-</text:p>
          </table:table-cell>
        </table:table-row>
        <table:table-row>
          <table:table-cell table:style-name="SS_5f_COUTLINE.A2" office:value-type="string">
            <text:p text:style-name="P1">9<text:span text:style-name="T1">th</text:span> </text:p>
          </table:table-cell>
          <table:table-cell table:style-name="SS_5f_COUTLINE.B2" office:value-type="string">
            <text:p text:style-name="P1">||</text:p>
          </table:table-cell>
          <table:table-cell table:style-name="SS_5f_COUTLINE.A2" office:value-type="string">
            <text:list xml:id="list1416795690" text:continue-numbering="true" text:style-name="L10">
              <text:list-item>
                <text:p text:style-name="P13">Java and the Net</text:p>
              </text:list-item>
              <text:list-item>
                <text:p text:style-name="P13">InetAddress</text:p>
              </text:list-item>
              <text:list-item>
                <text:p text:style-name="P13">TCP/IP client Sockets </text:p>
              </text:list-item>
              <text:list-item>
                <text:p text:style-name="P13">TCP/IP server Sockets </text:p>
              </text:list-item>
              <text:list-item>
                <text:p text:style-name="P13">A simple client server programming </text:p>
              </text:list-item>
            </text:list>
          </table:table-cell>
          <table:table-cell table:style-name="SS_5f_COUTLINE.A2" office:value-type="string">
            <text:p text:style-name="P1">2</text:p>
          </table:table-cell>
          <table:table-cell table:style-name="SS_5f_COUTLINE.E2" office:value-type="string">
            <text:p text:style-name="P1">1</text:p>
          </table:table-cell>
        </table:table-row>
        <table:table-row>
          <table:table-cell table:style-name="SS_5f_COUTLINE.A2" office:value-type="string">
            <text:p text:style-name="P1">10<text:span text:style-name="T1">th</text:span> </text:p>
          </table:table-cell>
          <table:table-cell table:style-name="SS_5f_COUTLINE.B2" office:value-type="string">
            <text:p text:style-name="P1">Java Applets</text:p>
          </table:table-cell>
          <table:table-cell table:style-name="SS_5f_COUTLINE.A2" office:value-type="string">
            <text:list xml:id="list75710444" text:continue-numbering="true" text:style-name="L10">
              <text:list-item>
                <text:p text:style-name="P13">Fundamentals of applets</text:p>
              </text:list-item>
              <text:list-item>
                <text:p text:style-name="P13">Applet architecture</text:p>
                <text:p text:style-name="P13"/>
              </text:list-item>
            </text:list>
          </table:table-cell>
          <table:table-cell table:style-name="SS_5f_COUTLINE.A2" office:value-type="string">
            <text:p text:style-name="P1">3</text:p>
          </table:table-cell>
          <table:table-cell table:style-name="SS_5f_COUTLINE.E2" office:value-type="string">
            <text:p text:style-name="P1">-</text:p>
          </table:table-cell>
        </table:table-row>
        <table:table-row>
          <table:table-cell table:style-name="SS_5f_COUTLINE.A2" office:value-type="string">
            <text:p text:style-name="P1">11<text:span text:style-name="T1">th</text:span></text:p>
          </table:table-cell>
          <table:table-cell table:style-name="SS_5f_COUTLINE.B2" office:value-type="string">
            <text:p text:style-name="P1">||</text:p>
          </table:table-cell>
          <table:table-cell table:style-name="SS_5f_COUTLINE.A2" office:value-type="string">
            <text:list xml:id="list8798168887276352058" text:style-name="L11">
              <text:list-item>
                <text:p text:style-name="P14">Applet initialization and termination</text:p>
              </text:list-item>
              <text:list-item>
                <text:p text:style-name="P14">Simple applet display methods </text:p>
              </text:list-item>
            </text:list>
          </table:table-cell>
          <table:table-cell table:style-name="SS_5f_COUTLINE.A2" office:value-type="string">
            <text:p text:style-name="P1">2</text:p>
          </table:table-cell>
          <table:table-cell table:style-name="SS_5f_COUTLINE.E2" office:value-type="string">
            <text:p text:style-name="P1">1</text:p>
          </table:table-cell>
        </table:table-row>
        <table:table-row>
          <table:table-cell table:style-name="SS_5f_COUTLINE.A2" office:value-type="string">
            <text:p text:style-name="P1">12<text:span text:style-name="T1">th</text:span></text:p>
          </table:table-cell>
          <table:table-cell table:style-name="SS_5f_COUTLINE.B2" office:value-type="string">
            <text:p text:style-name="P1">Event Handling</text:p>
          </table:table-cell>
          <table:table-cell table:style-name="SS_5f_COUTLINE.A2" office:value-type="string">
            <text:list xml:id="list7864347147285258299" text:style-name="L12">
              <text:list-item>
                <text:p text:style-name="P15">Event handling mechanisms</text:p>
              </text:list-item>
              <text:list-item>
                <text:p text:style-name="P15">Delegation Event Model </text:p>
                <text:list>
                  <text:list-item>
                    <text:p text:style-name="P15">Events</text:p>
                  </text:list-item>
                  <text:list-item>
                    <text:p text:style-name="P15">Event Sources</text:p>
                  </text:list-item>
                  <text:list-item>
                    <text:p text:style-name="P15">Event Listeners</text:p>
                  </text:list-item>
                </text:list>
              </text:list-item>
            </text:list>
          </table:table-cell>
          <table:table-cell table:style-name="SS_5f_COUTLINE.A2" office:value-type="string">
            <text:p text:style-name="P1">2</text:p>
          </table:table-cell>
          <table:table-cell table:style-name="SS_5f_COUTLINE.E2" office:value-type="string">
            <text:p text:style-name="P1">1</text:p>
          </table:table-cell>
        </table:table-row>
        <table:table-row>
          <table:table-cell table:style-name="SS_5f_COUTLINE.A2" office:value-type="string">
            <text:p text:style-name="P1">13<text:span text:style-name="T1">th</text:span> </text:p>
          </table:table-cell>
          <table:table-cell table:style-name="SS_5f_COUTLINE.B2" office:value-type="string">
            <text:p text:style-name="P1">Database Connectivity</text:p>
          </table:table-cell>
          <table:table-cell table:style-name="SS_5f_COUTLINE.A2" office:value-type="string">
            <text:list xml:id="list1252451961429294488" text:style-name="L13">
              <text:list-item>
                <text:p text:style-name="P16">Fundamentals of Database Connectivity</text:p>
              </text:list-item>
              <text:list-item>
                <text:p text:style-name="P16">Introduction to JDBC</text:p>
              </text:list-item>
              <text:list-item>
                <text:p text:style-name="P16">Connecting Microsoft SQL server</text:p>
              </text:list-item>
              <text:list-item>
                <text:p text:style-name="P16">Connecting MySQL server </text:p>
              </text:list-item>
            </text:list>
          </table:table-cell>
          <table:table-cell table:style-name="SS_5f_COUTLINE.A2" office:value-type="string">
            <text:p text:style-name="P1">2</text:p>
          </table:table-cell>
          <table:table-cell table:style-name="SS_5f_COUTLINE.E2" office:value-type="string">
            <text:p text:style-name="P1">1</text:p>
          </table:table-cell>
        </table:table-row>
        <table:table-row>
          <table:table-cell table:style-name="SS_5f_COUTLINE.A2" office:value-type="string">
            <text:p text:style-name="P1">14<text:span text:style-name="T1">th</text:span> </text:p>
          </table:table-cell>
          <table:table-cell table:style-name="SS_5f_COUTLINE.B2" office:value-type="string">
            <text:p text:style-name="P1">Groups Presentations</text:p>
          </table:table-cell>
          <table:table-cell table:style-name="SS_5f_COUTLINE.A2" office:value-type="string">
            <text:p text:style-name="P2">Presentation of assigned projects</text:p>
          </table:table-cell>
          <table:table-cell table:style-name="SS_5f_COUTLINE.D15">
            <text:p text:style-name="P1"/>
          </table:table-cell>
          <table:table-cell table:style-name="SS_5f_COUTLINE.E2" office:value-type="string">
            <text:p text:style-name="P1">3</text:p>
          </table:table-cell>
        </table:table-row>
        <table:table-row>
          <table:table-cell table:style-name="SS_5f_COUTLINE.A2" office:value-type="string">
            <text:p text:style-name="P1">15<text:span text:style-name="T1">th</text:span> </text:p>
          </table:table-cell>
          <table:table-cell table:style-name="SS_5f_COUTLINE.B2" office:value-type="string">
            <text:p text:style-name="P1">Groups Presentations </text:p>
          </table:table-cell>
          <table:table-cell table:style-name="SS_5f_COUTLINE.A2" office:value-type="string">
            <text:p text:style-name="P2">Presentation of assigned projects</text:p>
          </table:table-cell>
          <table:table-cell table:style-name="SS_5f_COUTLINE.A2" office:value-type="string">
            <text:p text:style-name="P1"/>
          </table:table-cell>
          <table:table-cell table:style-name="SS_5f_COUTLINE.E2" office:value-type="string">
            <text:p text:style-name="P1">3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2-15T22:57:32</meta:creation-date>
    <dc:date>2017-02-09T22:29:53</dc:date>
    <meta:editing-duration>P5DT16H33M54S</meta:editing-duration>
    <meta:editing-cycles>75</meta:editing-cycles>
    <meta:generator>OpenOffice/4.1.2$Unix OpenOffice.org_project/412m3$Build-9782</meta:generator>
    <meta:document-statistic meta:table-count="1" meta:image-count="0" meta:object-count="0" meta:page-count="3" meta:paragraph-count="154" meta:word-count="475" meta:character-count="3052"/>
  </office:meta>
</office:document-meta>
</file>